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5b6bb" officeooo:paragraph-rsid="0015b6bb"/>
    </style:style>
    <style:style style:name="P2" style:family="paragraph" style:parent-style-name="Header">
      <style:text-properties officeooo:rsid="0015b6bb" officeooo:paragraph-rsid="0015b6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DP Test</text:p>
      <text:p text:style-name="P1">To: 128.10.25.101 at port 50505</text:p>
      <text:p text:style-name="P1">Total Time: 116 nanoseconds</text:p>
      <text:p text:style-name="P1">To: 128.10.25.101 at port 50505</text:p>
      <text:p text:style-name="P1">Total Time: 80 nanoseconds</text:p>
      <text:p text:style-name="P1">To: 128.10.25.101 at port 50505</text:p>
      <text:p text:style-name="P1">Total Time: 83 nanoseconds</text:p>
      <text:p text:style-name="P1">To: 128.10.25.101 at port 50505</text:p>
      <text:p text:style-name="P1">Total Time: 88 nanoseconds</text:p>
      <text:p text:style-name="P1">To: 128.10.25.101 at port 50505</text:p>
      <text:p text:style-name="P1">Total Time: 83 nanoseconds</text:p>
      <text:p text:style-name="P1">To: 128.10.25.101 at port 50505</text:p>
      <text:p text:style-name="P1">Total Time: 76 nanoseconds</text:p>
      <text:p text:style-name="P1">To: 128.10.25.101 at port 50505</text:p>
      <text:p text:style-name="P1">Total Time: 82 nanoseconds</text:p>
      <text:p text:style-name="P1">To: 128.10.25.101 at port 50505</text:p>
      <text:p text:style-name="P1">Total Time: 92 nanoseconds</text:p>
      <text:p text:style-name="P1">To: 128.10.25.101 at port 50505</text:p>
      <text:p text:style-name="P1">Total Time: 86 nanoseconds</text:p>
      <text:p text:style-name="P1">To: 128.10.25.101 at port 50505</text:p>
      <text:p text:style-name="P1">Total Time: 90 nanoseconds</text:p>
      <text:p text:style-name="P1"></text:p>
      <text:p text:style-name="P1">Average: 87.6</text:p>
      <text:p text:style-name="P1"/>
      <text:p text:style-name="P1">TCP Test</text:p>
      <text:p text:style-name="P1">To: 128.10.25.101 at port 50505</text:p>
      <text:p text:style-name="P1">Total Time: 98 nanoseconds</text:p>
      <text:p text:style-name="P1">To: 128.10.25.101 at port 50505</text:p>
      <text:p text:style-name="P1">Total Time: 83 nanoseconds</text:p>
      <text:p text:style-name="P1">To: 128.10.25.101 at port 50505</text:p>
      <text:p text:style-name="P1">Total Time: 89 nanoseconds</text:p>
      <text:p text:style-name="P1">To: 128.10.25.101 at port 50505</text:p>
      <text:p text:style-name="P1">Total Time: 86 nanoseconds</text:p>
      <text:p text:style-name="P1">To: 128.10.25.101 at port 50505</text:p>
      <text:p text:style-name="P1">Total Time: 85 nanoseconds</text:p>
      <text:p text:style-name="P1">To: 128.10.25.101 at port 50505</text:p>
      <text:p text:style-name="P1">Total Time: 90 nanoseconds</text:p>
      <text:p text:style-name="P1">To: 128.10.25.101 at port 50505</text:p>
      <text:p text:style-name="P1">Total Time: 90 nanoseconds</text:p>
      <text:p text:style-name="P1">To: 128.10.25.101 at port 50505</text:p>
      <text:p text:style-name="P1">Total Time: 93 nanoseconds</text:p>
      <text:p text:style-name="P1">To: 128.10.25.101 at port 50505</text:p>
      <text:p text:style-name="P1">Total Time: 86 nanoseconds</text:p>
      <text:p text:style-name="P1">To: 128.10.25.101 at port 50505</text:p>
      <text:p text:style-name="P1">Total Time: 82 nanoseconds</text:p>
      <text:p text:style-name="P1"></text:p>
      <text:p text:style-name="P1"><text:soft-page-break/>Average: 88.2</text:p>
      <text:p text:style-name="P1"/>
      <text:p text:style-name="P1">Here we can see that the overhead introduced for TCP is negligible, at least when pinging within the same machin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5b6bb" officeooo:paragraph-rsid="0015b6b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Lars Sorenson</text:p>
        <text:p text:style-name="MP1">CS 422 – Lab 3 Writeup 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Sorenson</meta:initial-creator>
    <meta:creation-date>2014-10-18T16:30:36.338838398</meta:creation-date>
    <dc:date>2014-10-18T16:32:21.888221304</dc:date>
    <dc:creator>Lars Sorenson</dc:creator>
    <meta:editing-duration>P0D</meta:editing-duration>
    <meta:editing-cycles>1</meta:editing-cycles>
    <meta:document-statistic meta:table-count="0" meta:image-count="0" meta:object-count="0" meta:page-count="2" meta:paragraph-count="49" meta:word-count="216" meta:character-count="1377" meta:non-whitespace-character-count="1164"/>
    <meta:generator>LibreOffice/4.1.3.2$Linux_X86_64 LibreOffice_project/410m0$Build-2</meta:generator>
  </office:meta>
</office:document-meta>
</file>